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nas" svg:font-family="'Liberation Snas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Liberation Sans1"/>
    </style:style>
    <style:style style:name="T1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473cm" svg:x="1.3cm" svg:y="4.306cm" presentation:class="title" presentation:user-transformed="true">
          <draw:text-box>
            <text:p>Focusflow<text:line-break/>Group 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3" draw:layer="layout" svg:width="25.199cm" svg:height="2.629cm" svg:x="1.27cm" svg:y="6.35cm" presentation:class="title" presentation:user-transformed="true">
          <draw:text-box>
            <text:p>Implementation Overview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Project 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end:</text:p>
                <text:list>
                  <text:list-item>
                    <text:p>Django (python)</text:p>
                    <text:list>
                      <text:list-item>
                        <text:p>Handles python api, database (sqlite in a single file), and dynamic page creation</text:p>
                      </text:list-item>
                      <text:list-item>
                        <text:p>Outline the models and it automatically creates the database</text:p>
                      </text:list-item>
                    </text:list>
                  </text:list-item>
                  <text:list-item>
                    <text:p>Django rest framework</text:p>
                    <text:list>
                      <text:list-item>
                        <text:p>For rest api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est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ytest</text:p>
                <text:list>
                  <text:list-item>
                    <text:p>Pytest works nicely with Django models</text:p>
                  </text:list-item>
                  <text:list-item>
                    <text:p>Run it in the root and it finds all the tes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tatic Code 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re-commit checks</text:p>
                <text:list>
                  <text:list-item>
                    <text:p>Black, ruff, my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BDD test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Behave </text:span></text:p>
                <text:list>
                  <text:list-item>
                    <text:p><text:span text:style-name="T1">features/steps/common_steps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I Pipeline<text:tab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hub CI of course</text:p>
                <text:list>
                  <text:list-item>
                    <text:p>It is capable of running the server and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P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jango rest framework made an easy api</text:p>
                <text:list>
                  <text:list-item>
                    <text:p><text:s/>Create some serializers and it fills in the re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I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3" draw:layer="layout" svg:width="25.199cm" svg:height="2.629cm" svg:x="1.27cm" svg:y="6.35cm" presentation:class="title" presentation:user-transformed="true">
          <draw:text-box>
            <text:p>Requirements Recap</text:p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unctional Requirem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tifications??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3" draw:layer="layout" svg:width="25.199cm" svg:height="2.629cm" svg:x="1.27cm" svg:y="6.35cm" presentation:class="title" presentation:user-transformed="true">
          <draw:text-box>
            <text:p>Retrospective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Blurb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Joseff: “I don’t like working with web apps, next time I’d like to do something different, maybe qt6 or even a mobile app”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nas" svg:font-family="'Liberation Snas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21:19:25.027013779</meta:creation-date>
    <dc:date>2025-06-17T22:08:29.701880184</dc:date>
    <meta:editing-duration>PT6M43S</meta:editing-duration>
    <meta:editing-cycles>2</meta:editing-cycles>
    <meta:generator>LibreOffice/24.2.7.2$Linux_X86_64 LibreOffice_project/420$Build-2</meta:generator>
    <meta:document-statistic meta:object-count="69"/>
  </office:meta>
</office:document-meta>
</file>